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First_20_line_20_indent" style:list-style-name="L7">
      <style:paragraph-properties fo:margin-left="0cm" fo:margin-right="0cm" fo:text-indent="0cm" style:auto-text-indent="false"/>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1"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2"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color="#c5000b"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848596663327840661"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434762288505866772"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6434434404857335901"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78">И тут я наконец-то вспомнил. </text:p>
      <text:p text:style-name="P78"><text:span text:style-name="T1">Ёпт!.. </text:span>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8"><text:span text:style-name="T1">Я даже начал было смотреть серии по собственной инициативе, но после самоубийства Влада не мог к ним вернуться.</text:span></text:p>
      <text:p text:style-name="P78"><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78">Я медленно принял сидячее положение <text:span text:style-name="T1">–</text:span> при этом все окружающие меня создания отпрянули <text:span text:style-name="T1">–</text:span> и потёр виски.</text:p>
      <text:p text:style-name="P78"><text:span text:style-name="T1">–</text:span> Я не “она”, а “он”. И я <text:span text:style-name="T1">—</text:span> таки хомо. Человек то есть, <text:span text:style-name="T1">–</text:span> пробормотал я.</text:p>
      <text:p text:style-name="P78"><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text:span><text:span text:style-name="T14">Наши усилия не напрасны</text:span><text:span text:style-name="T3">! </text:span><text:span text:style-name="T1">Он всё же может быть проводником!</text:span></text:p>
      <text:p text:style-name="P26"><text:span text:style-name="T1">–</text:span> Не знаю, не знаю <text:span text:style-name="T1">–</text:span> с сомнением произнесла Селестия (а это могла быть только она). <text:span text:style-name="T1">– Стар Свирл писал именно об трехрогом. А это его естественная форма, я увидела это.</text:span></text:p>
      <text:p text:style-name="P80">&lt;<text:span text:style-name="T17">Стар Свирл писал, что проводник - <text:s/>трёхрогий аликорн (намёк на Анакорна, которого Свирл видел в видении). Но Свирл ошибся — он в видении просто не заметил Макса, разговаривающего с Анакорном. А проводник — именно Макс</text:span>&gt;</text:p>
      <text:p text:style-name="P26">Очевидно, в заклинание закралась ошибка <text:span text:style-name="T3">&lt;</text:span><text:span text:style-name="T18">Почему</text:span><text:span text:style-name="T1">?</text:span><text:span text:style-name="T3">&gt;</text:span>. Как бы то ни было, я являюсь причиной его появления здесь. И я должна позаботиться о нём, пока не найду способ вернуть его обратно. <text:span text:style-name="T1">Или же убедиться, что он — то, что мы ищем.</text:span></text:p>
      <text:p text:style-name="P26"><text:span text:style-name="T1">– </text:span>Ты можешь идти? <text:span text:style-name="T1">–</text:span> обратилась она ко мне.</text:p>
      <text:p text:style-name="P26"><text:soft-page-break/><text:span text:style-name="T1">–</text:span> Вполне.</text:p>
      <text:p text:style-name="P26">Я встал. </text:p>
      <text:p text:style-name="P26"><text:span text:style-name="T1">–</text:span> Здравствуй, принцесса Селестия.</text:p>
      <text:p text:style-name="P26">Она удивлённо посмотрела на меня.</text:p>
      <text:p text:style-name="P26"><text:span text:style-name="T1">–</text:span> Ты знаешь меня?</text:p>
      <text:p text:style-name="P26"><text:span text:style-name="T1">–</text:span> Знаю. Я знаю всех вас. Это <text:span text:style-name="T1">—</text:span> принцесса Луна, твоя сестра. Это твоя ученица, Твайлайт Спаркл. Это <text:span text:style-name="T1">—</text:span> Дискорд (о том, что он долгое время был врагом всех присутствующих , я благоразумно умолчал).</text:p>
      <text:p text:style-name="P26">Звонко цокая копытами в зал вбежал светлый, закованый в латы пегас.</text:p>
      <text:p text:style-name="P26"><text:span text:style-name="T1">–</text:span> Ваш<text:span text:style-name="T1">и</text:span> Высочеств<text:span text:style-name="T1">а</text:span>, ОНО просыпается! Нам следует поторопиться! <text:span text:style-name="T1">–</text:span> Пегас пританцовывал от нетерпения.</text:p>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text:soft-page-break/>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text:soft-page-break/>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text:soft-page-break/>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9083609024680557998" text:style-name="L4">
        <text:list-item>
          <text:p text:style-name="P74">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4">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4">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4">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text:soft-page-break/>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text:span><text:soft-page-break/><text:span text:style-name="T8">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oft-page-break/><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1"/>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text:soft-page-break/>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text:span><text:span text:style-name="T7">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text:soft-page-break/>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text:soft-page-break/>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text:soft-page-break/>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text:soft-page-break/>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oft-page-break/><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text:soft-page-break/>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oft-page-break/><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oft-page-break/><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text:soft-page-break/>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text:soft-page-break/>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oft-page-break/><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text:soft-page-break/>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text:span><text:soft-page-break/><text:span text:style-name="T8">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oft-page-break/><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oft-page-break/><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oft-page-break/><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text:soft-page-break/>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oft-page-break/><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oft-page-break/><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oft-page-break/><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text:soft-page-break/>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text:soft-page-break/>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oft-page-break/><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text:soft-page-break/>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text:soft-page-break/></text:p>
      <text:h text:style-name="Heading_20_2" text:outline-level="2">Второй сон РД. Праздник опавших листьев</text:h>
      <text:p text:style-name="P1"/>
      <text:p text:style-name="P1">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text:soft-page-break/>“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text:soft-page-break/>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oft-page-break/><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8">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text:soft-page-break/>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text:soft-page-break/>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oft-page-break/><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text:soft-page-break/>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text:soft-page-break/>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text:soft-page-break/>–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oft-page-break/><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text:soft-page-break/>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text:soft-page-break/></text:p>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text:soft-page-break/>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text:soft-page-break/>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text:soft-page-break/></text:p>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text:soft-page-break/>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text:soft-page-break/>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7129719040585834074" text:style-name="L5">
        <text:list-header>
          <text:p text:style-name="P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0231962" text:continue-numbering="true" text:style-name="L5">
        <text:list-header>
          <text:p text:style-name="P75">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228224" text:continue-numbering="true" text:style-name="L5">
        <text:list-header>
          <text:p text:style-name="P75">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224516" text:continue-numbering="true" text:style-name="L5">
        <text:list-header>
          <text:p text:style-name="P75">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8" text:outline-level="2"><text:soft-page-break/>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8"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text:soft-page-break/>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pan text:style-name="T8">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7303650741748579490" text:style-name="L6">
        <text:list-header>
          <text:p text:style-name="P7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text:soft-page-break/>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7162172842287210443" text:style-name="L7">
        <text:list-header>
          <text:p text:style-name="P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text:soft-page-break/>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text:soft-page-break/>–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text:soft-page-break/>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text:soft-page-break/>–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text:soft-page-break/>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text:soft-page-break/>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text:soft-page-break/>&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oft-page-break/><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text:soft-page-break/>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text:span><text:soft-page-break/><text:span text:style-name="T6">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text:soft-page-break/>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text:soft-page-break/>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text:soft-page-break/>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4591833152296657489" text:style-name="L8">
        <text:list-header>
          <text:p text:style-name="P81">(<text:span text:style-name="T11">Луна — как повелительница снов, слышала разговор Макса с Анакорном</text:span>)</text:p>
          <text:p text:style-name="P82"/>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oft-page-break/><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text:soft-page-break/>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17T00:05:55.66</dc:date>
    <meta:editing-duration>P31DT9H7M17S</meta:editing-duration>
    <meta:editing-cycles>601</meta:editing-cycles>
    <meta:generator>OpenOffice/4.1.1$Win32 OpenOffice.org_project/411m6$Build-9775</meta:generator>
    <dc:creator>макс </dc:creator>
    <meta:document-statistic meta:table-count="0" meta:image-count="0" meta:object-count="0" meta:page-count="99" meta:paragraph-count="1973" meta:word-count="44138" meta:character-count="280626"/>
  </office:meta>
</office:document-meta>
</file>